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99ff99" draw:textarea-horizontal-align="justify" draw:textarea-vertical-align="middle" draw:auto-grow-height="false" fo:min-height="3.56cm" fo:min-width="6.1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2.036cm" fo:min-width="1.27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732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3.412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083cm"/>
    </style:style>
    <style:style style:name="ro4" style:family="table-row">
      <style:table-row-properties style:row-height="2.394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72cm"/>
    </style:style>
    <style:style style:name="ce1" style:family="table-cell">
      <style:paragraph-properties fo:text-align="center"/>
      <style:text-properties fo:color="#b2b2b2"/>
    </style:style>
    <style:style style:name="ce2" style:family="table-cell">
      <style:paragraph-properties fo:text-align="center"/>
      <style:text-properties fo:color="#cccccc"/>
    </style:style>
    <style:style style:name="ce3" style:family="table-cell">
      <style:text-properties fo:color="#b2b2b2"/>
    </style:style>
    <style:style style:name="ce4" style:family="table-cell">
      <style:paragraph-properties fo:text-align="center"/>
    </style:style>
    <style:style style:name="ce5" style:family="table-cell">
      <style:text-properties style:font-name="FreeMono"/>
    </style:style>
    <style:style style:name="P1" style:family="paragraph">
      <style:paragraph-properties fo:text-align="center"/>
      <style:text-properties fo:color="#b2b2b2"/>
    </style:style>
    <style:style style:name="P2" style:family="paragraph">
      <style:paragraph-properties fo:text-align="center"/>
      <style:text-properties fo:color="#cccccc"/>
    </style:style>
    <style:style style:name="P3" style:family="paragraph">
      <style:text-properties fo:color="#b2b2b2"/>
    </style:style>
    <style:style style:name="P4" style:family="paragraph">
      <style:paragraph-properties fo:text-align="start"/>
      <style:text-properties style:font-name="Cabin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start"/>
      <style:text-properties style:font-name="Cabin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style:font-name="FreeMono"/>
    </style:style>
    <style:style style:name="P8" style:family="paragraph">
      <style:paragraph-properties fo:text-align="center"/>
      <style:text-properties style:font-name="Cabin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Cabin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style:font-name="Cabin"/>
    </style:style>
    <style:style style:name="P13" style:family="paragraph">
      <loext:graphic-properties draw:fill="none" draw:fill-color="#ffffff"/>
      <style:paragraph-properties fo:text-align="center"/>
      <style:text-properties style:font-name="Cabin"/>
    </style:style>
    <style:style style:name="P14" style:family="paragraph">
      <loext:graphic-properties draw:fill-color="#99ff99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style:font-name="FreeMono" fo:font-size="12pt" style:font-size-asian="12pt" style:font-size-complex="12pt"/>
    </style:style>
    <style:style style:name="P17" style:family="paragraph">
      <loext:graphic-properties draw:fill-color="#ffff99"/>
      <style:paragraph-properties fo:text-align="center"/>
      <style:text-properties style:font-name="FreeMono" fo:font-size="12pt" style:font-size-asian="12pt" style:font-size-complex="12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20" style:family="paragraph">
      <style:text-properties style:font-name="Cabin"/>
    </style:style>
    <style:style style:name="P21" style:family="paragraph">
      <loext:graphic-properties draw:fill="none" draw:fill-color="#ffffff"/>
      <style:text-properties style:font-name="Cabin"/>
    </style:style>
    <style:style style:name="P22" style:family="paragraph">
      <loext:graphic-properties draw:fill-color="#ffffff"/>
    </style:style>
    <style:style style:name="T1" style:family="text">
      <style:text-properties style:font-name="Cabin" fo:font-weight="bold" style:font-weight-asian="bold" style:font-weight-complex="bold"/>
    </style:style>
    <style:style style:name="T2" style:family="text">
      <style:text-properties style:font-name="FreeMono"/>
    </style:style>
    <style:style style:name="T3" style:family="text">
      <style:text-properties style:font-name="Cabin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5.462cm" svg:height="7.433cm" svg:x="0.421cm" svg:y="1.9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fd</text:p>
              </table:table-cell>
              <table:table-cell table:style-name="ce2">
                <text:p text:style-name="P2">Open file table ptr</text:p>
              </table:table-cell>
            </table:table-row>
            <table:table-row table:style-name="ro2">
              <table:table-cell table:style-name="ce3">
                <text:p text:style-name="P3">0</text:p>
              </table:table-cell>
              <table:table-cell table:style-name="sun2"/>
            </table:table-row>
            <table:table-row table:style-name="ro2">
              <table:table-cell table:style-name="ce3">
                <text:p text:style-name="P3">1</text:p>
              </table:table-cell>
              <table:table-cell table:style-name="sun1"/>
            </table:table-row>
            <table:table-row table:style-name="ro2">
              <table:table-cell table:style-name="ce3">
                <text:p text:style-name="P3">2</text:p>
              </table:table-cell>
              <table:table-cell table:style-name="sun2"/>
            </table:table-row>
            <table:table-row table:style-name="ro3">
              <table:table-cell table:style-name="ce3">
                <text:p text:style-name="P3">...</text:p>
              </table:table-cell>
              <table:table-cell table:style-name="sun1"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4.795cm" svg:height="1.801cm" svg:x="0.233cm" svg:y="0.254cm">
          <draw:text-box>
            <text:p text:style-name="P4"><text:span text:style-name="T1">Process A file </text:span></text:p>
            <text:p text:style-name="P4"><text:span text:style-name="T1">descriptor table</text:span></text:p>
          </draw:text-box>
        </draw:frame>
        <draw:frame draw:style-name="standard" draw:layer="layout" svg:width="5.462cm" svg:height="7.433cm" svg:x="0.422cm" svg:y="11.428cm">
          <table:table table:template-name="earth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fd</text:p>
              </table:table-cell>
              <table:table-cell table:style-name="ce2">
                <text:p text:style-name="P2">Open file table ptr</text:p>
              </table:table-cell>
            </table:table-row>
            <table:table-row table:style-name="ro2">
              <table:table-cell table:style-name="ce3">
                <text:p text:style-name="P3">0</text:p>
              </table:table-cell>
              <table:table-cell table:style-name="earth2"/>
            </table:table-row>
            <table:table-row table:style-name="ro2">
              <table:table-cell table:style-name="ce3">
                <text:p text:style-name="P3">1</text:p>
              </table:table-cell>
              <table:table-cell table:style-name="earth1"/>
            </table:table-row>
            <table:table-row table:style-name="ro2">
              <table:table-cell table:style-name="ce3">
                <text:p text:style-name="P3">2</text:p>
              </table:table-cell>
              <table:table-cell table:style-name="earth2"/>
            </table:table-row>
            <table:table-row table:style-name="ro3">
              <table:table-cell table:style-name="ce3">
                <text:p text:style-name="P3">...</text:p>
              </table:table-cell>
              <table:table-cell table:style-name="earth1"/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4.795cm" svg:height="1.801cm" svg:x="0.234cm" svg:y="9.755cm">
          <draw:text-box>
            <text:p text:style-name="P4"><text:span text:style-name="T1">Process B file </text:span></text:p>
            <text:p text:style-name="P4"><text:span text:style-name="T1">descriptor table</text:span></text:p>
          </draw:text-box>
        </draw:frame>
        <draw:frame draw:style-name="standard" draw:layer="layout" svg:width="9.904cm" svg:height="11.163cm" svg:x="9.185cm" svg:y="5.5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6">offset</text:p>
              </table:table-cell>
              <table:table-cell>
                <text:p text:style-name="P6">flags</text:p>
              </table:table-cell>
              <table:table-cell>
                <text:p text:style-name="P6">inode</text:p>
                <text:p text:style-name="P6">(vnode)</text:p>
                <text:p text:style-name="P6">ptr</text:p>
              </table:table-cell>
            </table:table-row>
            <table:table-row table:style-name="ro5" table:default-cell-style-name="gray2">
              <table:table-cell/>
              <table:table-cell table:style-name="ce5">
                <text:p text:style-name="P7"><text:span text:style-name="T2">O_WRITE</text:span></text:p>
              </table:table-cell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9" draw:layer="layout" svg:width="10.16cm" svg:height="1.801cm" svg:x="9.144cm" svg:y="3.632cm">
          <draw:text-box>
            <text:p text:style-name="P8"><text:span text:style-name="T1">Open file table </text:span></text:p>
            <text:p text:style-name="P8"><text:span text:style-name="T1">(only one table)</text:span></text:p>
          </draw:text-box>
        </draw:frame>
        <draw:frame draw:style-name="gr3" draw:text-style-name="P10" draw:layer="layout" svg:width="6.391cm" svg:height="1.737cm" svg:x="0.013cm" svg:y="19.104cm">
          <draw:text-box>
            <text:p text:style-name="P6">a file descriptor table per existing <text:span text:style-name="T3">process</text:span></text:p>
          </draw:text-box>
        </draw:frame>
        <draw:line draw:style-name="gr4" draw:text-style-name="P11" draw:layer="layout" svg:x1="4.572cm" svg:y1="5.588cm" svg:x2="9.185cm" svg:y2="9.652cm">
          <text:p/>
        </draw:line>
        <draw:line draw:style-name="gr4" draw:text-style-name="P11" draw:layer="layout" svg:x1="4.826cm" svg:y1="6.858cm" svg:x2="9.185cm" svg:y2="11.43cm">
          <text:p/>
        </draw:line>
        <draw:line draw:style-name="gr4" draw:text-style-name="P11" draw:layer="layout" svg:x1="4.826cm" svg:y1="8.636cm" svg:x2="9.185cm" svg:y2="10.414cm">
          <text:p/>
        </draw:line>
        <draw:line draw:style-name="gr4" draw:text-style-name="P11" draw:layer="layout" svg:x1="4.826cm" svg:y1="14.986cm" svg:x2="9.185cm" svg:y2="13.462cm">
          <text:p/>
        </draw:line>
        <draw:line draw:style-name="gr4" draw:text-style-name="P11" draw:layer="layout" svg:x1="4.826cm" svg:y1="16.256cm" svg:x2="9.185cm" svg:y2="14.224cm">
          <text:p/>
        </draw:line>
        <draw:line draw:style-name="gr4" draw:text-style-name="P11" draw:layer="layout" svg:x1="4.826cm" svg:y1="17.272cm" svg:x2="9.185cm" svg:y2="15.24cm">
          <text:p/>
        </draw:line>
        <draw:line draw:style-name="gr4" draw:text-style-name="P11" draw:layer="layout" svg:x1="11.176cm" svg:y1="18.542cm" svg:x2="11.176cm" svg:y2="16.256cm">
          <text:p/>
        </draw:line>
        <draw:frame draw:style-name="gr3" draw:text-style-name="P13" draw:layer="layout" svg:width="6.391cm" svg:height="2.576cm" svg:x="8.014cm" svg:y="18.605cm">
          <draw:text-box>
            <text:p text:style-name="P12"><text:span text:style-name="T3">Modified after each</text:span></text:p>
            <text:p text:style-name="P12"><text:span text:style-name="T2">read()</text:span><text:span text:style-name="T3">, </text:span><text:span text:style-name="T2">write()</text:span><text:span text:style-name="T3">, or </text:span><text:span text:style-name="T2">lseek()</text:span></text:p>
          </draw:text-box>
        </draw:frame>
        <draw:line draw:style-name="gr4" draw:text-style-name="P11" draw:layer="layout" svg:x1="15.494cm" svg:y1="1.016cm" svg:x2="15.494cm" svg:y2="8.128cm">
          <text:p/>
        </draw:line>
        <draw:frame draw:style-name="gr3" draw:text-style-name="P13" draw:layer="layout" svg:width="6.391cm" svg:height="1.724cm" svg:x="12.715cm" svg:y="0.205cm">
          <draw:text-box>
            <text:p text:style-name="P12"><text:span text:style-name="T3">Set with </text:span><text:span text:style-name="T2">open()</text:span></text:p>
          </draw:text-box>
        </draw:frame>
        <draw:custom-shape draw:style-name="gr5" draw:text-style-name="P14" draw:layer="layout" svg:width="6.604cm" svg:height="6.096cm" svg:x="20.574cm" svg:y="14.4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standard" draw:layer="layout" svg:width="3.411cm" svg:height="3.887cm" svg:x="24.356cm" svg:y="3.525cm">
          <table:table table:template-name="turquoise" table:use-first-row-styles="true" table:use-banding-rows-styles="true">
            <table:table-column table:style-name="co5"/>
            <table:table-row table:style-name="ro7">
              <table:table-cell table:style-name="turquoise3">
                <text:p>file type</text:p>
              </table:table-cell>
            </table:table-row>
            <table:table-row table:style-name="ro7">
              <table:table-cell table:style-name="turquoise2">
                <text:p>file locks</text:p>
              </table:table-cell>
            </table:table-row>
            <table:table-row table:style-name="ro7">
              <table:table-cell table:style-name="turquoise1">
                <text:p>...</text:p>
              </table:table-cell>
            </table:table-row>
            <table:table-row table:style-name="ro7">
              <table:table-cell table:style-name="turquoise2">
                <text:p>blocks pt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5" draw:layer="layout" svg:width="4.318cm" svg:height="1.896cm" svg:x="24.212cm" svg:y="1.958cm">
          <draw:text-box>
            <text:p><text:span text:style-name="T3">inode</text:span> <text:span text:style-name="T2">hell</text:span><text:span text:style-name="T2">o.tx</text:span><text:span text:style-name="T2">t</text:span></text:p>
          </draw:text-box>
        </draw:frame>
        <draw:frame draw:style-name="standard" draw:layer="layout" svg:width="3.411cm" svg:height="3.887cm" svg:x="20.956cm" svg:y="9.526cm">
          <table:table table:template-name="turquoise" table:use-first-row-styles="true" table:use-banding-rows-styles="true">
            <table:table-column table:style-name="co5"/>
            <table:table-row table:style-name="ro7">
              <table:table-cell table:style-name="turquoise3">
                <text:p>file type</text:p>
              </table:table-cell>
            </table:table-row>
            <table:table-row table:style-name="ro7">
              <table:table-cell table:style-name="turquoise2">
                <text:p>file locks</text:p>
              </table:table-cell>
            </table:table-row>
            <table:table-row table:style-name="ro7">
              <table:table-cell table:style-name="turquoise1">
                <text:p>...</text:p>
              </table:table-cell>
            </table:table-row>
            <table:table-row table:style-name="ro7">
              <table:table-cell table:style-name="turquoise2">
                <text:p>blocks pt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5" draw:layer="layout" svg:width="2.54cm" svg:height="2.232cm" svg:x="21.492cm" svg:y="8.01cm">
          <draw:text-box>
            <text:p><text:span text:style-name="T3">inode</text:span> </text:p>
            <text:p><text:span text:style-name="T2">a.out</text:span></text:p>
          </draw:text-box>
        </draw:frame>
        <draw:custom-shape draw:style-name="gr8" draw:text-style-name="P17" draw:layer="layout" svg:width="1.778cm" svg:height="2.286cm" svg:x="20.828cm" svg:y="16.764cm">
          <text:p text:style-name="P16"><text:span text:style-name="T4">a.ou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778cm" svg:height="2.286cm" svg:x="24.928cm" svg:y="17.564cm">
          <text:p text:style-name="P18"><text:span text:style-name="T5">hello.txt</text:span></text:p>
          <draw:enhanced-geometry svg:viewBox="0 0 21600 21600" draw:type="rectangle" draw:enhanced-path="M 0 0 L 21600 0 21600 21600 0 21600 0 0 Z N"/>
        </draw:custom-shape>
        <draw:line draw:style-name="gr4" draw:text-style-name="P11" draw:layer="layout" svg:x1="22.098cm" svg:y1="13.413cm" svg:x2="21.844cm" svg:y2="16.764cm">
          <text:p/>
        </draw:line>
        <draw:line draw:style-name="gr4" draw:text-style-name="P11" draw:layer="layout" svg:x1="25.908cm" svg:y1="7.412cm" svg:x2="25.908cm" svg:y2="17.564cm">
          <text:p/>
        </draw:line>
        <draw:line draw:style-name="gr4" draw:text-style-name="P11" draw:layer="layout" svg:x1="17.272cm" svg:y1="8.636cm" svg:x2="24.356cm" svg:y2="3.854cm">
          <text:p/>
        </draw:line>
        <draw:line draw:style-name="gr4" draw:text-style-name="P11" draw:layer="layout" svg:x1="17.272cm" svg:y1="10.414cm" svg:x2="20.956cm" svg:y2="9.906cm">
          <text:p/>
        </draw:line>
        <draw:line draw:style-name="gr4" draw:text-style-name="P11" draw:layer="layout" svg:x1="17.526cm" svg:y1="13.462cm" svg:x2="20.956cm" svg:y2="10.16cm">
          <text:p/>
        </draw:line>
        <draw:frame draw:style-name="gr1" draw:text-style-name="P21" draw:layer="layout" svg:width="7.656cm" svg:height="1.801cm" svg:x="19.62cm" svg:y="0.162cm">
          <draw:text-box>
            <text:p text:style-name="P20"><text:span text:style-name="T3">*inodes are also organized </text:span></text:p>
            <text:p text:style-name="P20"><text:span text:style-name="T3">as a tabl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0:09:08.149880392</meta:creation-date>
    <dc:date>2017-03-23T13:50:27.042714473</dc:date>
    <meta:editing-duration>PT58M31S</meta:editing-duration>
    <meta:editing-cycles>4</meta:editing-cycles>
    <meta:generator>LibreOffice/5.1.6.2$Linux_X86_64 LibreOffice_project/10m0$Build-2</meta:generator>
    <meta:document-statistic meta:object-count="53"/>
  </office:meta>
</office:document-meta>
</file>